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1pt" fo:language="fr" fo:country="FR" style:text-underline-style="solid" style:text-underline-width="auto" style:text-underline-color="font-color" fo:font-weight="bold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2" style:family="paragraph" style:parent-style-name="Standard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P3" style:family="paragraph" style:parent-style-name="Standard">
      <style:text-properties style:font-name="Times New Roman" fo:font-size="11pt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Standard">
      <style:text-properties style:font-name="Times New Roman" fo:font-size="11pt" fo:language="fr" fo:country="FR" style:font-size-asian="11pt" style:language-asian="zxx" style:country-asian="none" style:font-size-complex="11pt" style:language-complex="zxx" style:country-complex="none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language="fr" fo:country="FR" style:language-asian="zxx" style:country-asian="none" style:language-complex="zxx" style:country-complex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hropologie</text:p>
      <text:p text:style-name="P2"/>
      <text:p text:style-name="P2">Monographie : Coeur du travail d'un apprenti ethnologue ; description détaillée de la société étudiée.</text:p>
      <text:p text:style-name="P2"/>
      <text:p text:style-name="P2">Sens anthropologie : (à partir de la fin du XIXè)</text:p>
      <text:p text:style-name="P2"><text:tab/>- Français</text:p>
      <text:p text:style-name="P2"><text:tab/><text:tab/>- Ethnologie</text:p>
      <text:p text:style-name="P2"><text:tab/><text:tab/>- "Chic"</text:p>
      <text:p text:style-name="P2"><text:tab/>- Levi Strauss</text:p>
      <text:p text:style-name="P2"><text:tab/><text:tab/>- Ethnographe (observe)</text:p>
      <text:p text:style-name="P2"><text:tab/><text:tab/>- Ethnologie (compare)</text:p>
      <text:p text:style-name="P2"><text:tab/><text:tab/>- Anthropologue (pense l'homme (cherche points communs))</text:p>
      <text:p text:style-name="P2"/>
      <text:p text:style-name="P2">Sociologie : étude des sociétés complexes (fortement hiérarchisé)</text:p>
      <text:p text:style-name="P2">Ethnologie : étude des sociétés simples</text:p>
      <text:p text:style-name="P2"/>
      <text:p text:style-name="P2">Ethnologue : posture empathique - petits groupes</text:p>
      <text:p text:style-name="P2">Sociologue : posture objective - statistiques</text:p>
      <text:p text:style-name="P2"/>
      <text:p text:style-name="P2">Culture humaine selon un ethnologue : somme des savoirs accumulé et transmis par l'humanité.</text:p>
      <text:p text:style-name="P2">Culture =/= nature</text:p>
      <text:p text:style-name="P2"/>
      <text:p text:style-name="P2">Fin XIXè :</text:p>
      <text:p text:style-name="P2">- Tylor veut étudier culture exotique</text:p>
      <text:p text:style-name="P2">- Tylor : La culture complexe est la connaissance, le droit, l'art, la coutume et les autres capacités acquises par homme au sein de la société</text:p>
      <text:p text:style-name="P2"/>
      <text:p text:style-name="P3"><text:span text:style-name="T2">Évolutionnisme (XIXè) : </text:span><text:span text:style-name="T1">Doctrine selon laquelle tout le monde réel et, notamment, les sociétés se développent selon une loi d'évolution</text:span></text:p>
      <text:p text:style-name="P4">Darwinisme : tout animaux viennent de la même espèce de départ</text:p>
      <text:p text:style-name="P2"><text:tab/>-&gt; hiérarchie, les plus forts évoluent, les plus faibles migrent</text:p>
      <text:p text:style-name="P2"/>
      <text:p text:style-name="P2">Évolutionnistes reprennent les concept de Darwin pour les hommes</text:p>
      <text:p text:style-name="P2"/>
      <text:p text:style-name="P2">Echelle civilisation :</text:p>
      <text:p text:style-name="P2">1. Sauvagerie</text:p>
      <text:p text:style-name="P2"><text:tab/>- Point de départ - paléolithique - absence régulation</text:p>
      <text:p text:style-name="P2"><text:tab/>- Sauvagerie ancienne : Apparition langage</text:p>
      <text:p text:style-name="P2"><text:tab/>- Sauvagerie moyenne : Feu, outils</text:p>
      <text:p text:style-name="P2"><text:tab/>- Sauvagerie récente : Arc</text:p>
      <text:p text:style-name="P2">2. Barbarie</text:p>
      <text:p text:style-name="P2"><text:tab/>- Agriculture, poterie, métallurgie, ...</text:p>
      <text:p text:style-name="P2">3. Civilisation</text:p>
      <text:p text:style-name="P2"><text:tab/>- Ecriture</text:p>
      <text:p text:style-name="P2"><text:tab/>- Poudre</text:p>
      <text:p text:style-name="P2"><text:tab/>- Imprimerie</text:p>
      <text:p text:style-name="P2"><text:tab/>- Informatique</text:p>
      <text:p text:style-name="P2"><text:tab/>- ...</text:p>
      <text:p text:style-name="P2"/>
      <text:p text:style-name="P2">Diffusionnisme :</text:p>
      <text:p text:style-name="P2">- Reconstituer histoire sans avoir source écrite</text:p>
      <text:p text:style-name="P2">- S'appuie sur traits culturels</text:p>
      <text:p text:style-name="P2">- Aire de diffusion culturelle (dont le point de départ est le centre de diffusion culturel)</text:p>
      <text:p text:style-name="P2"/>
      <text:p text:style-name="P2">Traits culturels : manière de danser, style musical, manière de prier, ...</text:p>
      <text:p text:style-name="P2"/>
      <text:p text:style-name="P2"/>
      <text:p text:style-name="P2"><text:soft-page-break/>Fonctionnalisme :</text:p>
      <text:p text:style-name="P2">- Histoires cultures sans texte sont trop compliqué</text:p>
      <text:p text:style-name="P2">-&gt; Stopper histoire et s'intéresser à la société</text:p>
      <text:p text:style-name="P2">- B. Malinovski -&gt; Vision mélanésienne</text:p>
      <text:p text:style-name="P2">-&gt; Visite Triobriand</text:p>
      <text:p text:style-name="P2">-&gt; Société fonctionne comme organisme doté d'organes (tout sert au fonctionnement de la société)</text:p>
      <text:p text:style-name="P2"/>
      <text:p text:style-name="P2">Chez Jivaros : trois types de rêves</text:p>
      <text:p text:style-name="P2">- Kuntuknar : Rève de bonne augure pour la chasse et la pèche.</text:p>
      <text:p text:style-name="P2">- Mesekrampar : Annonce la malheur, maladie, guerre, mort... -&gt; Chaman jette un sort</text:p>
      <text:p text:style-name="P2">- Penke Karampar : Rencontre avec les morts</text:p>
      <text:p text:style-name="P2"/>
      <text:p text:style-name="P2">Rêve animiste (Anima : âme) : Communication d'âme à âme</text:p>
      <text:p text:style-name="P2"/>
      <text:p text:style-name="P2">Divisions tâches simple : tâches féminines, tâches masculines, tâches mix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stions susceptible à l'examen :</text:p>
      <text:p text:style-name="P2">1- Distinguer évolutionnisme et darwinisme.</text:p>
      <text:p text:style-name="P2">2- Comment distingueriez vous l'ethnologie et l'anthropologie ?</text:p>
      <text:p text:style-name="P2">3- Nature et culture selon les jivaros, cette distinction existe t-elle ? Expliquez.</text:p>
      <text:p text:style-name="P2">4- Distinguez caste et classe.</text:p>
      <text:p text:style-name="P2">5- Qui sont les indo-européens ?</text:p>
      <text:p text:style-name="P2">6- En quoi la Kula permet elle d'illustrer le fonctionnalisme ?</text:p>
      <text:p text:style-name="P2">7- En prenant un exemple de votre choix, vous expliquerez le diffusionnisme.</text:p>
      <text:p text:style-name="P2">8- Qu'est ce qu'une ère de diffusion culturelle ? Quelle sont les notions qui lui sont associés</text:p>
      <text:p text:style-name="P2">9- Quelles caractéristiques de la religion hindouiste permettent elles de rendre compte de la perpétuation du système des castes ?</text:p>
      <text:p text:style-name="P2">10- Les culturalistes américains distinguent plusieurs types de personnalité. Vous distinguerez personnalité de base et personnalité statutaire.</text:p>
      <text:p text:style-name="P2">11- Comment le sens commun définit-il les ethnies ?</text:p>
      <text:p text:style-name="P2">12- Comment peut on critiquer la notion d'ethnie ?</text:p>
      <text:p text:style-name="P2">13- L'ethnocentrisme est il un phénomène qu'on ne trouve qu'en occident ?</text:p>
      <text:p text:style-name="P2">14- l'Anthropologie française ne définit pas tout à fait la tribu de la même façon que l'anthropologie anglo-saxonne. Qu'est ce qui distingue notre approche ?</text:p>
      <text:p text:style-name="P2">15- Donnez un aperçu de l'Afrique pré-coloniale.</text:p>
      <text:p text:style-name="P2">16- Qu'est ce que le totémisme ?</text:p>
      <text:p text:style-name="P2">17- On dit d'un Brahmane qu'il est né quatre fois. De quelle naissances s'agit il ?</text:p>
      <text:p text:style-name="P2">18- Toutes les sociétés progressent elles ?</text:p>
      <text:p text:style-name="P2">19- Qu'est ce que l'atome de parenté ?</text:p>
      <text:p text:style-name="P2">20- Quatre principes orientent les stratégies matrimoniales. Quels sont ils ?</text:p>
      <text:p text:style-name="P2">21- Dans un système de filiation matrilinéaire a résidence patrilocale, à qui revient l'autorité sur les enfants et de quelle manière s'exerce t-elle ?</text:p>
      <text:p text:style-name="P2">22- Comment Lévy Strauss explique t-il la quasi totalité de la prohibition de l'inceste ?</text:p>
      <text:p text:style-name="P2">23- Distinguez matrilinéarité matriarcat et matrilocalité</text:p>
      <text:p text:style-name="P2">24- Qu'est ce qu'un système de filiation matrilinéai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16M28S</meta:editing-duration>
    <meta:editing-cycles>17</meta:editing-cycles>
    <meta:generator>OpenOffice/4.0.0$Win32 OpenOffice.org_project/400m3$Build-9702</meta:generator>
    <dc:date>2014-10-16T12:43:24.79</dc:date>
    <meta:document-statistic meta:table-count="0" meta:image-count="0" meta:object-count="0" meta:page-count="3" meta:paragraph-count="79" meta:word-count="655" meta:character-count="4144"/>
    <meta:user-defined meta:name="Info 1"/>
    <meta:user-defined meta:name="Info 2"/>
    <meta:user-defined meta:name="Info 3"/>
    <meta:user-defined meta:name="Info 4"/>
  </office:meta>
</office:document-meta>
</file>